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B" style:family="table-column">
      <style:table-column-properties style:column-width="5.667cm" style:rel-column-width="21844*"/>
    </style:style>
    <style:style style:name="Tableau1.C" style:family="table-column">
      <style:table-column-properties style:column-width="5.667cm" style:rel-column-width="21846*"/>
    </style:style>
    <style:style style:name="Tableau1.A1" style:family="table-cell">
      <style:table-cell-properties fo:padding="0cm" fo:border="none" style:writing-mode="page"/>
    </style:style>
    <style:style style:name="P1" style:family="paragraph" style:parent-style-name="Text_20_body">
      <style:paragraph-properties fo:text-align="center" style:justify-single-word="false"/>
      <style:text-properties fo:font-weight="bold" officeooo:rsid="000aff43" officeooo:paragraph-rsid="000aff4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0f1c25" officeooo:paragraph-rsid="000f1c25"/>
    </style:style>
    <style:style style:name="P3" style:family="paragraph" style:parent-style-name="Heading_20_2">
      <style:text-properties officeooo:paragraph-rsid="000da1d2"/>
    </style:style>
    <style:style style:name="P4" style:family="paragraph" style:parent-style-name="Heading_20_2">
      <style:text-properties officeooo:rsid="000aff43" officeooo:paragraph-rsid="000aff43"/>
    </style:style>
    <style:style style:name="P5" style:family="paragraph" style:parent-style-name="Heading_20_2">
      <style:text-properties officeooo:paragraph-rsid="000aff43"/>
    </style:style>
    <style:style style:name="P6" style:family="paragraph" style:parent-style-name="Text_20_body" style:list-style-name="L1">
      <style:text-properties fo:color="#ff0000" loext:opacity="100%" fo:font-weight="normal" officeooo:rsid="000d5730" officeooo:paragraph-rsid="000d5730" style:font-weight-asian="normal" style:font-weight-complex="normal"/>
    </style:style>
    <style:style style:name="P7" style:family="paragraph" style:parent-style-name="Text_20_body" style:list-style-name="L1">
      <style:text-properties officeooo:rsid="000aff43" officeooo:paragraph-rsid="000d5730"/>
    </style:style>
    <style:style style:name="P8" style:family="paragraph" style:parent-style-name="Text_20_body" style:list-style-name="L1">
      <style:text-properties officeooo:rsid="000aff43" officeooo:paragraph-rsid="000aff43"/>
    </style:style>
    <style:style style:name="P9" style:family="paragraph" style:parent-style-name="Text_20_body" style:list-style-name="L2">
      <style:text-properties officeooo:paragraph-rsid="000aff43"/>
    </style:style>
    <style:style style:name="P10" style:family="paragraph" style:parent-style-name="Text_20_body" style:list-style-name="L3">
      <style:text-properties officeooo:paragraph-rsid="000aff43"/>
    </style:style>
    <style:style style:name="P11" style:family="paragraph" style:parent-style-name="Text_20_body">
      <style:text-properties officeooo:rsid="000f1c25" officeooo:paragraph-rsid="000f1c25"/>
    </style:style>
    <style:style style:name="P12" style:family="paragraph" style:parent-style-name="Text_20_body" style:list-style-name="L3">
      <style:text-properties officeooo:rsid="000f1c25" officeooo:paragraph-rsid="000f1c25"/>
    </style:style>
    <style:style style:name="T1" style:family="text">
      <style:text-properties officeooo:rsid="000aff43"/>
    </style:style>
    <style:style style:name="T2" style:family="text">
      <style:text-properties style:font-name="Liberation Sans" fo:font-size="16.1000003814697pt" fo:font-weight="bold" officeooo:rsid="000aff43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3" style:family="text">
      <style:text-properties style:font-name="Liberation Sans" fo:font-size="16.1000003814697pt" fo:font-weight="bold" officeooo:rsid="000d5730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4" style:family="text">
      <style:text-properties fo:font-weight="normal" officeooo:rsid="000d5730" style:font-weight-asian="normal" style:font-weight-complex="normal"/>
    </style:style>
    <style:style style:name="T5" style:family="text">
      <style:text-properties fo:font-weight="normal" officeooo:rsid="000aff43" style:font-weight-asian="normal" style:font-weight-complex="normal"/>
    </style:style>
    <style:style style:name="T6" style:family="text">
      <style:text-properties fo:font-weight="bold" officeooo:rsid="000da1d2" style:font-weight-asian="bold" style:font-weight-complex="bold"/>
    </style:style>
    <style:style style:name="T7" style:family="text">
      <style:text-properties fo:color="#ff0000" loext:opacity="100%" fo:font-weight="normal" officeooo:rsid="000d5730" style:font-weight-asian="normal" style:font-weight-complex="normal"/>
    </style:style>
    <style:style style:name="T8" style:family="text">
      <style:text-properties fo:color="#ff0000" loext:opacity="100%" fo:font-weight="normal" officeooo:rsid="000f1c25" style:font-weight-asian="normal" style:font-weight-complex="normal"/>
    </style:style>
    <style:style style:name="T9" style:family="text">
      <style:text-properties fo:color="#ff0000" loext:opacity="100%" fo:font-weight="bold" officeooo:rsid="000d5730" style:font-weight-asian="bold" style:font-weight-complex="bold"/>
    </style:style>
    <style:style style:name="T10" style:family="text">
      <style:text-properties officeooo:rsid="000da1d2"/>
    </style:style>
    <style:style style:name="T11" style:family="text">
      <style:text-properties officeooo:rsid="000e4da2"/>
    </style:style>
    <style:style style:name="T12" style:family="text">
      <style:text-properties officeooo:rsid="000f1c25"/>
    </style:style>
    <style:style style:name="T13" style:family="text">
      <style:text-properties fo:color="#c9211e" loext:opacity="100%" officeooo:rsid="000f1c25"/>
    </style:style>
    <style:style style:name="T14" style:family="text">
      <style:text-properties officeooo:rsid="00105ca9"/>
    </style:style>
    <style:style style:name="T15" style:family="text">
      <style:text-properties officeooo:rsid="0010d575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scriptif logiciel <text:line-break/>ludo-pédagogique</text:p>
      <text:h text:style-name="P3" text:outline-level="2">Équip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NOM </text:p>
          </table:table-cell>
          <table:table-cell table:style-name="Tableau1.A1" office:value-type="string">
            <text:p text:style-name="P1">Prénom </text:p>
          </table:table-cell>
          <table:table-cell table:style-name="Tableau1.A1" office:value-type="string">
            <text:p text:style-name="P1">Groupe</text:p>
          </table:table-cell>
        </table:table-row>
        <table:table-row>
          <table:table-cell table:style-name="Tableau1.A1" office:value-type="string">
            <text:p text:style-name="P2">STIEVENARD</text:p>
          </table:table-cell>
          <table:table-cell table:style-name="Tableau1.A1" office:value-type="string">
            <text:p text:style-name="P2">Adam</text:p>
          </table:table-cell>
          <table:table-cell table:style-name="Tableau1.A1" office:value-type="string">
            <text:p text:style-name="P2">F</text:p>
          </table:table-cell>
        </table:table-row>
        <table:table-row>
          <table:table-cell table:style-name="Tableau1.A1" office:value-type="string">
            <text:p text:style-name="P2">TURPIN</text:p>
          </table:table-cell>
          <table:table-cell table:style-name="Tableau1.A1" office:value-type="string">
            <text:p text:style-name="P2">Samuel</text:p>
          </table:table-cell>
          <table:table-cell table:style-name="Tableau1.A1" office:value-type="string">
            <text:p text:style-name="P2">F</text:p>
          </table:table-cell>
        </table:table-row>
      </table:table>
      <text:p text:style-name="Standard"/>
      <text:h text:style-name="Heading_20_2" text:outline-level="2"><text:span text:style-name="T6">Client.e </text:span><text:span text:style-name="T10">: </text:span><text:span text:style-name="T15">F.Delecroix</text:span><text:span text:style-name="T5"> <text:s/></text:span>(<text:span text:style-name="T10">décidé par vos enseignant.e.s de TP</text:span>)</text:h>
      <text:h text:style-name="P3" text:outline-level="2" text:is-list-header="true">Nom provisoire <text:span text:style-name="T1">du logiciel : Luig</text:span><text:span text:style-name="T12">ou</text:span><text:span text:style-name="T1">-Jack</text:span><text:span text:style-name="T12">ou</text:span><text:span text:style-name="T11"> </text:span><text:span text:style-name="T15">à<text:tab/></text:span><text:span text:style-name="T12"> la </text:span><text:span text:style-name="T15">M</text:span><text:span text:style-name="T12">ario</text:span></text:h>
      <text:h text:style-name="P4" text:outline-level="2">L’idée en 2-3 phrases</text:h>
      <text:p text:style-name="P11">Un black jack dans le terminal, avec une sauvegarde du score et un leaderboard</text:p>
      <text:p text:style-name="P11">c’est inspiré du black jack dans un jeu <text:span text:style-name="T15">M</text:span>ario 64 DS.</text:p>
      <text:h text:style-name="Heading_20_2" text:outline-level="2">Ce que vous <text:span text:style-name="T3">comptez faire au minimum</text:span></text:h>
      <text:section text:style-name="Sect1" text:name="Section1">
        <text:list text:style-name="L1">
          <text:list-item>
            <text:p text:style-name="P6">Affichage texte</text:p>
          </text:list-item>
          <text:list-item>
            <text:p text:style-name="P6">Contrôle de saisie</text:p>
          </text:list-item>
          <text:list-item>
            <text:p text:style-name="P7"><text:span text:style-name="T7">Sauvegarde de</text:span><text:span text:style-name="T9"> </text:span><text:span text:style-name="T8">score</text:span><text:span text:style-name="T4"> </text:span></text:p>
          </text:list-item>
          <text:list-item>
            <text:p text:style-name="P7"><text:s/><text:span text:style-name="T13">affichage d’un leaderboard</text:span></text:p>
          </text:list-item>
          <text:list-item>
            <text:p text:style-name="P8"><text:s/></text:p>
          </text:list-item>
          <text:list-item>
            <text:p text:style-name="P8"><text:s text:c="2"/></text:p>
          </text:list-item>
          <text:list-item>
            <text:p text:style-name="P8"><text:s/></text:p>
          </text:list-item>
          <text:list-item>
            <text:p text:style-name="P8"/>
          </text:list-item>
        </text:list>
      </text:section>
      <text:h text:style-name="Heading_20_2" text:outline-level="2">Ce que vous pensez pouvoir faire <text:span text:style-name="T2">en + si vous avez le temps</text:span></text:h>
      <text:section text:style-name="Sect1" text:name="Section2">
        <text:list text:style-name="L2">
          <text:list-item>
            <text:p text:style-name="P9"><text:s/><text:span text:style-name="T12">Affichage graphique en pixel-art</text:span></text:p>
          </text:list-item>
          <text:list-item>
            <text:p text:style-name="P9"><text:s/><text:span text:style-name="T12">menu cliquable (pas juste via des cmd)</text:span></text:p>
          </text:list-item>
          <text:list-item>
            <text:p text:style-name="P9"><text:s/><text:span text:style-name="T15">un éventuel autre mini-jeux inspiré des mini-jeux de Mario 64 DS</text:span></text:p>
          </text:list-item>
          <text:list-item>
            <text:p text:style-name="P9"/>
          </text:list-item>
          <text:list-item>
            <text:p text:style-name="P9"><text:s/></text:p>
          </text:list-item>
          <text:list-item>
            <text:p text:style-name="P9"><text:s/></text:p>
          </text:list-item>
          <text:list-item>
            <text:p text:style-name="P9"><text:s/></text:p>
          </text:list-item>
          <text:list-item>
            <text:p text:style-name="P9"/>
          </text:list-item>
        </text:list>
      </text:section>
      <text:h text:style-name="P5" text:outline-level="2">Ce que vous <text:span text:style-name="T1">aimeriez</text:span> faire <text:span text:style-name="T2">mais qui vous semble trop difficile </text:span></text:h>
      <text:section text:style-name="Sect1" text:name="Section3">
        <text:list text:style-name="L3">
          <text:list-item>
            <text:p text:style-name="P12">Animation d’un <text:span text:style-name="T15">L</text:span><text:span text:style-name="T14">uigi-</text:span><text:span text:style-name="T15">C</text:span>roupier<text:tab/></text:p>
          </text:list-item>
          <text:list-item>
            <text:p text:style-name="P10"><text:span text:style-name="T12">musique et sound design</text:span></text:p>
          </text:list-item>
          <text:list-item>
            <text:p text:style-name="P10"><text:s/></text:p>
          </text:list-item>
          <text:list-item>
            <text:p text:style-name="P10"><text:s/></text:p>
          </text:list-item>
          <text:list-item>
            <text:p text:style-name="P10"><text:s/></text:p>
          </text:list-item>
          <text:list-item>
            <text:p text:style-name="P10"><text:s/></text:p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5T16:06:07.849912501</meta:creation-date>
    <dc:date>2023-11-24T15:21:01.786596227</dc:date>
    <meta:editing-duration>PT17H3M4S</meta:editing-duration>
    <meta:editing-cycles>8</meta:editing-cycles>
    <meta:generator>LibreOffice/7.5.4.2$Linux_X86_64 LibreOffice_project/36ccfdc35048b057fd9854c757a8b67ec53977b6</meta:generator>
    <meta:document-statistic meta:table-count="1" meta:image-count="0" meta:object-count="0" meta:page-count="1" meta:paragraph-count="41" meta:word-count="153" meta:character-count="815" meta:non-whitespace-character-count="689"/>
  </office:meta>
</office:document-meta>
</file>